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8aec8" officeooo:paragraph-rsid="0008aec8"/>
    </style:style>
    <style:style style:name="T1" style:family="text">
      <style:text-properties officeooo:rsid="0006d327"/>
    </style:style>
    <style:style style:name="T2" style:family="text">
      <style:text-properties officeooo:rsid="0008aec8"/>
    </style:style>
    <style:style style:name="T3" style:family="text">
      <style:text-properties officeooo:rsid="00094aba"/>
    </style:style>
    <style:style style:name="T4" style:family="text">
      <style:text-properties officeooo:rsid="000ad9f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OBi - TD0</text:p>
      <text:p text:style-name="Text_20_body">Le travail lors de ce TDO en OBi est détaillé ci-dessous.</text:p>
      <text:p text:style-name="Text_20_body">Il y a aussi les explications de votre enseignant tout au long du TD.</text:p>
      <text:p text:style-name="Text_20_body">Les noms demandés sont précis, vous DEVEZ utiliser leur écriture (par exemple pas d'espace,</text:p>
      <text:p text:style-name="Text_20_body">parfois des signes _ ou -, parfois tout attaché).</text:p>
      <text:p text:style-name="Text_20_body">Quand il y a du gras, c'est pour insiter sur ces termes car ils sont importants !</text:p>
      <text:h text:style-name="Heading_20_1" text:outline-level="1">Appel de la liste d'appel !</text:h>
      <text:p text:style-name="Text_20_body">Vous avez été appelé par l'enseignant. Si ce n'est pas le cas, vous DEVEZ le lui signaler</text:p>
      <text:p text:style-name="Text_20_body">immédiatement !</text:p>
      <text:h text:style-name="Heading_20_1" text:outline-level="1">Inscription à VOTRE groupe du cours OBi</text:h>
      <text:p text:style-name="Text_20_body">Vous êtes inscrit-e dans le cours OBi sur Moodle.</text:p>
      <text:p text:style-name="Text_20_body">Vous devez vous inscrire dans le groupe OBi qui est le vôtre.</text:p>
      <text:p text:style-name="Text_20_body">Faites-le en faisant bien attention au jour, à l'heure, au nom de l'enseignant et à la salle.</text:p>
      <text:p text:style-name="Text_20_body">Attention aux CGU (Conditions Générales d'Utilisation) !</text:p>
      <text:h text:style-name="Heading_20_1" text:outline-level="1">Présentation de l'UE OBi</text:h>
      <text:p text:style-name="Text_20_body">Il y a : les 5 notes obligatoires, le calendrier, les outils, les screencasts,...</text:p>
      <text:p text:style-name="Text_20_body">Vous avez une présentation générale à l'oral <text:span text:style-name="T1">de votre enseignant </text:span>et aussi <text:span text:style-name="T1">celle du </text:span>Livret de l'étudiant.</text:p>
      <text:h text:style-name="Heading_20_1" text:outline-level="1">Votre espace de stockage</text:h>
      <text:p text:style-name="Text_20_body">Chaque étudiant a son espace de stockage sur les machines de l'université.</text:p>
      <text:p text:style-name="Text_20_body">Cet espace de stockage est accessible de 2 manières.</text:p>
      <text:p text:style-name="Text_20_body">Dans les salles du SCRIPT, il y a le raccourci sur le Bureau Windows qui y amène directement.</text:p>
      <text:p text:style-name="Text_20_body">En dehors de ces salles, c'est via l'ENT dans votre navigateur Web.</text:p>
      <text:h text:style-name="Heading_20_1" text:outline-level="1"><text:soft-page-break/>Création de l'arborescence OBi dans votre espace de stockage</text:h>
      <text:p text:style-name="Text_20_body">Sur votre Bureau Windows, créez un dossier nommé "OBi-semestre1".</text:p>
      <text:p text:style-name="Text_20_body">Le nom demandé est important...</text:p>
      <text:p text:style-name="Text_20_body">Coupez ce dossier.</text:p>
      <text:p text:style-name="Text_20_body">Depuis le raccourci sur le Bureau Window, allez dans votre espace de stockage (vous pouvez</text:p>
      <text:p text:style-name="Text_20_body">également y accéder en passant le menu Démarrer &gt; Ordinateur).</text:p>
      <text:p text:style-name="Text_20_body">Collez le dossier que vous avez copié.</text:p>
      <text:p text:style-name="Text_20_body">Dans ce dossier, créez 4 dossiers : tab, tdt, td0, rd : ce sont donc des sous-dossiers.</text:p>
      <text:p text:style-name="Text_20_body">Dans chacun des 2 premiers, créez 4 dossiers sur le modèle tdt1, tdt2 ;... tab1, ..., tab4. Les 2</text:p>
      <text:p text:style-name="Text_20_body">derniers dossiers n'ont pas de sous-dossier.</text:p>
      <text:h text:style-name="Heading_20_1" text:outline-level="1">Décompression d'un fichier</text:h>
      <text:p text:style-name="Text_20_body">Allez dans le cours Moodle, section « TD0 » et récupérez le fichier zip qui est proposé.</text:p>
      <text:p text:style-name="Text_20_body">Mettez ce fichier dans le dossier «TD0» de votre espace de stockage.</text:p>
      <text:p text:style-name="Text_20_body">Décompressez ce fichier. Vous obtenez un dossier. Ce dossier contient des fichiers.NE FAITES PAS de double-clic dessus, sinon vous perdrez des informations.</text:p>
      <text:h text:style-name="Heading_20_1" text:outline-level="1">Manipulation de fichiers</text:h>
      <text:p text:style-name="Text_20_body">Vous avez dézippé le fichier zip et obtenu une série de fichiers intitulés «bonjour».</text:p>
      <text:p text:style-name="Text_20_body">Essayez de les ouvrir. Il y a 2 manières de le faire : l'une donne un résultat, l'autre pas !</text:p>
      <text:p text:style-name="Text_20_body">Quelle est l'explication ? Comment rétablir les choses ?</text:p>
      <text:p text:style-name="Text_20_body">Précisions : jpg est un format d'image.</text:p>
      <text:p text:style-name="Text_20_body">Une extension peut avoir 3 lettres, 4 lettres, voire <text:span text:style-name="T1">ne pas être présente</text:span>.</text:p>
      <text:h text:style-name="Heading_20_1" text:outline-level="1">Présentation de la RD</text:h>
      <text:p text:style-name="Text_20_body">La Recherche Documentaire concerne 2 des 5 notes.</text:p>
      <text:p text:style-name="Text_20_body">Vous aurez une recherche documentaire à faire et à expliquer en temps limité lors d'un examen. <text:span text:style-name="T2">Vous expliquerez la démarche appliquée, les requêtes faites et les résultats retenus (et pourquoi ces résultats).</text:span></text:p>
      <text:p text:style-name="P1">Vous aurez un diaporama à réaliser à partir du sujet de votre choix en respectant les règles liées aux diaporamas et en indiquant les sources de vos informations (références précises des livres, articles de <text:soft-page-break/>presse, sites Web, films, séries, images,...).</text:p>
      <text:p text:style-name="Text_20_body">Point important de méthodologie : un sujet comporte toujours plusieurs facettes, plusieurs angles,</text:p>
      <text:p text:style-name="Text_20_body">plusieurs domaines. Il faut y penser pour le traiter correctement, ou pour trouver des informations</text:p>
      <text:p text:style-name="Text_20_body">à propos du sujet dans ces domaines (historique, sociologique, technique, artistique, politique,</text:p>
      <text:p text:style-name="Text_20_body">géographique,...).</text:p>
      <text:h text:style-name="Heading_20_1" text:outline-level="1">La recherche en ligne</text:h>
      <text:p text:style-name="Text_20_body">Il faut savoir utiliser correctement le Web visible et le Web invisible... qui font partie du Web... qui</text:p>
      <text:p text:style-name="Text_20_body">fait partie du réseau Internet.</text:p>
      <text:h text:style-name="Heading_20_1" text:outline-level="1">Le schéma</text:h>
      <text:p text:style-name="Text_20_body">Un dessin vaut mieux qu'un long discours, dit-on. <text:span text:style-name="T3">Et u</text:span>n schéma est mieux qu'un dessin.</text:p>
      <text:p text:style-name="Text_20_body">Mais <text:span text:style-name="T3">en bureautique encore faut-il faire </text:span>un vrai schéma, avec des connecteurs !</text:p>
      <text:p text:style-name="Text_20_body">Vous allez ouvrir les 2 fichiers de RD que vous avez. Vous travaillerez sur celui qui est incomplet</text:p>
      <text:p text:style-name="Text_20_body">pour le terminer correctement.</text:p>
      <text:h text:style-name="Heading_20_1" text:outline-level="1">Exercice corrigé automatiquement à propos de nommage, dossier, fichier, zip, ODT, PDF</text:h>
      <text:p text:style-name="Text_20_body">-créez un dossier : son nom est «examen-votrelogin» où votrelogin est votre identifiant et il est en</text:p>
      <text:p text:style-name="Text_20_body">minuscules</text:p>
      <text:p text:style-name="Text_20_body">-ouvrez le logiciel Libre Office Writer</text:p>
      <text:p text:style-name="Text_20_body">-saisissez «Premier essai du correcteur automatique avec le sujet Kubrick.»</text:p>
      <text:p text:style-name="Text_20_body">-enregistrez le fichier au format .odt ; son nom est celui de votre identifiant (aussi appelé login)</text:p>
      <text:p text:style-name="Text_20_body">-exportez ce fichier ODT au format PDF ; le nom du fichier PDF doit être le même que le nom du</text:p>
      <text:p text:style-name="Text_20_body">fichier ODT</text:p>
      <text:p text:style-name="Text_20_body">-mettez le fichier ODT et le fichier PDF dans le dossier créé</text:p>
      <text:p text:style-name="Text_20_body">-compressez ce dossier en un fichier .zip, sans en changer le nom</text:p>
      <text:p text:style-name="Text_20_body">-allez à l'URL suivante : http://obi-tdt.script.univ-paris-diderot.fr/</text:p>
      <text:p text:style-name="Text_20_body">-suivez les instructions à l'écran pour envoyer votre fichier .zip</text:p>
      <text:p text:style-name="Text_20_body">-consultez votre courriel de l'université</text:p>
      <text:p text:style-name="Text_20_body"><text:soft-page-break/>-vous avez reçu un courriel : il donne le rapport de votre copie avec le détail de votre note</text:p>
      <text:p text:style-name="Text_20_body">-la seule ligne qui compte dans ce rapport est «Depot»</text:p>
      <text:p text:style-name="Text_20_body">-si vous avez «Depot : 2.00 / 2.00 point(s)» alors vous avez bien suivi toutes les consignes-si vous n'avez pas «2.00 / 2.00 point(s)» alors vous n'avez pas respecté un ou plusieurs éléments ci-</text:p>
      <text:p text:style-name="Text_20_body">dessous</text:p>
      <text:p text:style-name="Text_20_body">-1 vrai fichier .zip avec le nom demandé, qui une fois décompressé donne 1 dossier avec le nom</text:p>
      <text:p text:style-name="Text_20_body">demandé, qui contient 1 vrai fichier ODT avec le nom demandé et 1 vrai fichier PDF avec le nom</text:p>
      <text:p text:style-name="Text_20_body">demandé</text:p>
      <text:h text:style-name="Heading_20_1" text:outline-level="1">Dépôt d'un fichier compressé</text:h>
      <text:p text:style-name="Text_20_body">Vous créez dans votre espace de stockage un dossier appelé «exercice-td0-identifiant » où</text:p>
      <text:p text:style-name="Text_20_body">identifiant est votre login.</text:p>
      <text:p text:style-name="Text_20_body">Rappel : ne JAMAIS travailler SUR LE BUREAU !</text:p>
      <text:p text:style-name="Text_20_body">Copiez/collez dans ce dossier le fichier de schéma que vous avez complété.</text:p>
      <text:p text:style-name="Text_20_body">Vous compresserez le dossier «exercice-td0-identifiant»</text:p>
      <text:p text:style-name="Text_20_body">Allez dans "Travaux" sur le cours Moodle OBi et déposez ce fichier zippé dans "TD0".</text:p>
      <text:h text:style-name="Heading_20_1" text:outline-level="1">Une petite synthèse du cours OBi TD0</text:h>
      <text:p text:style-name="Text_20_body">Voici ci-dessous une liste des informations, des notions et des compétences vues dans ce TD0.</text:p>
      <text:p text:style-name="Text_20_body">Cette liste est un peu comme un plan général.</text:p>
      <text:p text:style-name="Text_20_body">Vous avez un fichier ODT et ce fichier PDF qui ont le même nom qui proposent les mêmes</text:p>
      <text:p text:style-name="Text_20_body">informations mais de manière différente.</text:p>
      <text:p text:style-name="Text_20_body">Vous constaterez que le PDF a une bonne mise en forme alors que le fichier ODT n'a aucune mise</text:p>
      <text:p text:style-name="Text_20_body">en forme. Essayez avec ce que vous apprenez en OBI de le mettre en forme.</text:p>
      <text:p text:style-name="Text_20_body">• calendrier de l'UE OBi</text:p>
      <text:p text:style-name="Text_20_body">• organisation générale de l'UE OBi</text:p>
      <text:p text:style-name="Text_20_body">• organisation particulière : en salle/en ligne</text:p>
      <text:p text:style-name="Text_20_body">• les 4 domaines traités dans l'UE OBi (tdt, rd, tab, PréAO)</text:p>
      <text:p text:style-name="Text_20_body">• forme, texte et connecteur d'un schéma</text:p>
      <text:p text:style-name="Text_20_body">• Web visible/web invisible</text:p>
      <text:p text:style-name="Text_20_body"><text:soft-page-break/>• réseau Internet</text:p>
      <text:p text:style-name="Text_20_body">• organisation générale de la RD</text:p>
      <text:p text:style-name="Text_20_body">• RD diaporama avec schéma</text:p>
      <text:p text:style-name="Text_20_body">• RD <text:span text:style-name="T4">explication de sa recherche, en salle</text:span></text:p>
      <text:p text:style-name="Text_20_body">• arborescence - dossier - sous-dossier - fichier</text:p>
      <text:p text:style-name="Text_20_body">• compression/décopression - zipper/dézipper</text:p>
      <text:p text:style-name="Text_20_body">• où se trouve mon fichier ?</text:p>
      <text:p text:style-name="Text_20_body">• nommage correct d'un fichier</text:p>
      <text:p text:style-name="Text_20_body">• extension d'un fichier</text:p>
      <text:p text:style-name="Text_20_body">• ouverture d'un fichier depuis le logiciel</text:p>
      <text:p text:style-name="Text_20_body">• espace de stockage - travail dedans et pas sur le Bureau</text:p>
      <text:p text:style-name="Text_20_body">• déposer sur Moodle</text:p>
      <text:p text:style-name="Text_20_body">• raccourcis clavier</text:p>
      <text:p text:style-name="Text_20_body">• Livret de l'étudia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Stoehr</meta:initial-creator>
    <meta:creation-date>2017-01-13T13:42:06.600073938</meta:creation-date>
    <dc:date>2017-01-13T14:36:34.469325666</dc:date>
    <dc:creator>Thierry Stoehr</dc:creator>
    <meta:editing-duration>PT54M24S</meta:editing-duration>
    <meta:editing-cycles>8</meta:editing-cycles>
    <meta:generator>LibreOffice/5.0.6.3$FreeBSD_X86_64 LibreOffice_project/00m0$Build-3</meta:generator>
    <meta:document-statistic meta:table-count="0" meta:image-count="0" meta:object-count="0" meta:page-count="5" meta:paragraph-count="112" meta:word-count="1163" meta:character-count="6824" meta:non-whitespace-character-count="5773"/>
  </office:meta>
</office:document-meta>
</file>